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8270" calcext:value-type="float">
            <text:p>1827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90" office:value-type="float" office:value="-980" calcext:value-type="float">
            <text:p>-980</text:p>
          </table:table-cell>
          <table:table-cell table:number-columns-repeated="6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6500" calcext:value-type="float">
            <text:p>65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24770" calcext:value-type="float">
            <text:p>2477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table:formula="of:=SUM([.I6:.I8])" office:value-type="float" office:value="177000" calcext:value-type="float">
            <text:p>177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40" calcext:value-type="float">
            <text:p>8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90" office:value-type="float" office:value="-3030" calcext:value-type="float">
            <text:p>-303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39760" calcext:value-type="float">
            <text:p>239760</text:p>
          </table:table-cell>
          <table:table-cell table:style-name="ce32" table:formula="of:=SUM([.E5:.E31])" office:value-type="float" office:value="212240" calcext:value-type="float">
            <text:p>21224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table:number-columns-repeated="1019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Գալուստ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60])" office:value-type="float" office:value="11400" calcext:value-type="float">
            <text:p>11400</text:p>
          </table:table-cell>
          <table:table-cell table:formula="of:=SUM([.C34:.C60])" office:value-type="float" office:value="10318" calcext:value-type="float">
            <text:p>10318</text:p>
          </table:table-cell>
          <table:table-cell table:formula="of:=SUM([.D34:.D60])" office:value-type="float" office:value="10699.983" calcext:value-type="float">
            <text:p>10699.983</text:p>
          </table:table-cell>
          <table:table-cell table:formula="of:=SUM([.E34:.E60])" office:value-type="float" office:value="10318" calcext:value-type="float">
            <text:p>10318</text:p>
          </table:table-cell>
          <table:table-cell table:number-columns-repeated="1019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100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100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100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90"/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90"/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6:.B88])" office:value-type="float" office:value="27300" calcext:value-type="float">
            <text:p>273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1:14:38.333738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6T11:15:05.403819007</dc:date>
    <meta:editing-duration>P14DT3H29M55S</meta:editing-duration>
    <meta:editing-cycles>3867</meta:editing-cycles>
    <meta:generator>LibreOffice/4.2.8.2$Linux_X86_64 LibreOffice_project/420m0$Build-2</meta:generator>
    <meta:document-statistic meta:table-count="26" meta:cell-count="12432" meta:object-count="0"/>
  </office:meta>
</office:document-meta>
</file>